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introduction</text:p>
      <text:p text:style-name="Standard">C1 – 1.1identification + 1.2conceptualization + 1.3formalization </text:p>
      <text:p text:style-name="Standard">C2 – 2.1ontology + 2.2solving methodology + 2.3implementation</text:p>
      <text:p text:style-name="Standard">C3 – 3.1clips code + 3.2test cases</text:p>
      <text:p text:style-name="Standard">C4 – conclusion</text:p>
      <text:p text:style-name="P2">INTRODUCTION</text:p>
      <text:p text:style-name="P1">In this project we have developed an expert system, following the steps of the knowledge engineering methodology explained in class: identification, conceptualization, formalization, implementation and testing</text:p>
      <text:p text:style-name="Standard"/>
      <text:p text:style-name="Standard">An expert system is an application that uses a knowledge base created by human expertise to aid in solving problems.</text:p>
      <text:p text:style-name="Standard">The quality of the data strongly influence the degree of solving the problem.</text:p>
      <text:p text:style-name="Standard">For this reason expert systems are designed to perform at a human expert level. In practice, they perform both well below and well above that of an individual expert. </text:p>
      <text:p text:style-name="Standard">The expert system derives its answers by running the knowledge base through an inference engine, a software program that interacts with the user and processes the results from the rules and data in the knowledge base.</text:p>
      <text:p text:style-name="Standard">In our case, we have been using CLIPS (http://en.wikipedia.org/wiki/CLIPS) .</text:p>
      <text:p text:style-name="Standard">Our expert systems is meant to be used as an help for people looking for an house.</text:p>
      <text:p text:style-name="Standard"/>
      <text:p text:style-name="Standard">The report starts with describing the analysis and the identification of the problem, afterward the ontology is explained int the second chapter.</text:p>
      <text:p text:style-name="Standard">In the third chapter CLIPS code is reported and described, finally the last chapter contain the conclusion on the project.</text:p>
      <text:p text:style-name="Standard"/>
      <text:p text:style-name="Standard"/>
      <text:p text:style-name="P2"/>
      <text:p text:style-name="Standard">C1</text:p>
      <text:p text:style-name="Standard">1.1-identification and description of the problem</text:p>
      <text:p text:style-name="Standard"><text:tab/>--it means description of the KBS, and goals we want to reach</text:p>
      <text:p text:style-name="Standard"/>
      <text:p text:style-name="Standard">The KBS is meant to help people looking for the house which best fits their needs.</text:p>
      <text:p text:style-name="Standard">The user insert some constraints and requisites, and the expert system find out the house which is more adequate depending on the input and on the profile which is created.</text:p>
      <text:p text:style-name="Standard"/>
      <text:p text:style-name="Standard">The user is asked to answer some question in order to identify the preferences of him; basically, the main information asked are some house characteristics such as m2, monthly price for the rent, number of bedrooms and so on.</text:p>
      <text:p text:style-name="Standard"/>
      <text:p text:style-name="Standard">Moreover, some other questions posed by the KBS are done to figure out the kind of user, in example a young student looking for social life, a young couple looking for a place where make a family, an old couple in search of relax and tranquility.</text:p>
      <text:p text:style-name="Standard"><text:s/></text:p>
      <text:p text:style-name="Standard">GOALS?</text:p>
      <text:p text:style-name="Standard"/>
      <text:p text:style-name="Standard">1.2-conceptualization of the problem</text:p>
      <text:p text:style-name="Standard"><text:tab/>--description of the concepts in the domain, informal description of a solution of the prob</text:p>
      <text:p text:style-name="Standard"/>
      <text:p text:style-name="Standard">The domain of the problem is the house market.</text:p>
      <text:p text:style-name="Standard">In the ontology we have described different type of houses, such as flat, attics, detached houses, duplex apartment.</text:p>
      <text:p text:style-name="Standard">In addiction different service are handled in order to find the house which is more near to the user place of work, university, stadium of the favorite team.</text:p>
      <text:p text:style-name="Standard">Some university, hospital, public transportation, clubs, restaurants and different entertainments such theater and cinemas are in the ontology for that reason.</text:p>
      <text:p text:style-name="Standard"/>
      <text:p text:style-name="Standard">Another factor that has been taken into account is the location of each house and service among the city. This is handled by the use of coordinates.</text:p>
      <text:p text:style-name="Standard">We can determine if a specific place is near, mid distance or far to another place, depending on if it is far less than 500 meters, less than 1000 meters or more that 1000 meters respectively.</text:p>
      <text:p text:style-name="Standard"/>
      <text:p text:style-name="Standard">Finally, we made some assumptions to improve the quality of the solution, such as:</text:p>
      <text:list xml:id="list31450464" text:style-name="L1">
        <text:list-item>
          <text:p text:style-name="P3">To young people could be more important to have night life areas near.</text:p>
        </text:list-item>
        <text:list-item>
          <text:p text:style-name="P3">To big families could be more important to have a hypermarket near in order to do their monthly shopping.</text:p>
        </text:list-item>
        <text:list-item>
          <text:p text:style-name="P3">To elder members of the family is more important to have near healt services or supermarkets for their daily shopping.</text:p>
        </text:list-item>
        <text:list-item>
          <text:p text:style-name="P3">If there are children, it could be interesting to have near or at mid distance schools and green areas.</text:p>
        </text:list-item>
        <text:list-item>
          <text:p text:style-name="P3">Sunny place is always better </text:p>
        </text:list-item>
        <text:list-item>
          <text:p text:style-name="P3">attic is better than a ground level </text:p>
          <text:p text:style-name="P3"/>
        </text:list-item>
      </text:list>
      <text:p text:style-name="Standard"/>
      <text:p text:style-name="Standard"/>
      <text:p text:style-name="Standard"><text:soft-page-break/>1.3-formalization of the problem</text:p>
      <text:p text:style-name="Standard"><text:tab/>--detailed explanation of the ontology(IN THE WEB PAGES)</text:p>
      <text:p text:style-name="Standard"><text:tab/>--picture of the ontology</text:p>
      <text:p text:style-name="Standard"><text:tab/>--subproblems identified and how we use them in order to solve bigger problem (bottom-up)</text:p>
      <text:p text:style-name="Standard"/>
      <text:p text:style-name="Standard">As a second step, we did a first version of the ontology.</text:p>
      <text:p text:style-name="Standard">We adopted a top-down methodology, and after some draft, we did an onotology which is represented in the FIG 1.</text:p>
      <text:p text:style-name="Standard"/>
      <text:p text:style-name="Standard">We asked ourself the following questions:</text:p>
      <text:p text:style-name="Standard"/>
      <text:p text:style-name="Standard">-What is the domain that the ontology will cover?</text:p>
      <text:p text:style-name="Standard">The ontology will have to cover lots of <text:s/>flat's renting market.</text:p>
      <text:p text:style-name="Standard"/>
      <text:p text:style-name="Standard">-For what we are going to use the ontology?</text:p>
      <text:p text:style-name="Standard">The ontology is used to provide a list of flats that satisfy the needs of a person looking for it.</text:p>
      <text:p text:style-name="Standard">The KBS is able to answer to question such as:</text:p>
      <text:p text:style-name="Standard">Does exist a flat with 3 bedrooms that cost less than 1200 euro per month?</text:p>
      <text:p text:style-name="Standard">Does exists an attic with a terrace and sunlight?</text:p>
      <text:p text:style-name="Standard">Does exist a furnished flat big at least 60m2 near an hospital?</text:p>
      <text:p text:style-name="Standard">There is any flat that cost less than 1000€/month with a shared swimming pool? </text:p>
      <text:p text:style-name="Standard"/>
      <text:p text:style-name="Standard">Who will use and maintain the ontology?</text:p>
      <text:p text:style-name="Standard">An estate office could use the KBS to restrict the number of suitable house for a client.</text:p>
      <text:p text:style-name="Standard"/>
      <text:p text:style-name="Standard">After that, we started coding the KBS in CLIPS, but we faced some code related problems, which didn't allow us to obtain a running version of the code.</text:p>
      <text:p text:style-name="Standard"/>
      <text:p text:style-name="Standard">For this reason, we decided to change our ontology, and we adopted a simpler one, which is represented in FIG2</text:p>
      <text:p text:style-name="Standard"/>
      <text:p text:style-name="Standard">We have a total amount of instances in: 8 houses and 16 services.</text:p>
      <text:p text:style-name="Standard">The instances are invented, because we didn't have any real city to describe.</text:p>
      <text:p text:style-name="Standard"/>
      <text:p text:style-name="Standard">FIG3: PIC OF THE CITY HERE.</text:p>
      <text:p text:style-name="P2">C2</text:p>
      <text:p text:style-name="Standard">AN ONTOLOGY, WITH JUSTIFICATION AND EXPLANATION</text:p>
      <text:p text:style-name="Standard"/>
      <text:p text:style-name="Standard">The ontology's description and all the classes and slots can be found on this link: </text:p>
      <text:p text:style-name="Standard"/>
      <text:p text:style-name="Standard"/>
      <text:p text:style-name="Standard">Criteria for evaluations:</text:p>
      <text:p text:style-name="Standard">-implementation of the problem</text:p>
      <text:p text:style-name="Standard"><text:tab/>--the ontology is correct and well organized</text:p>
      <text:p text:style-name="Standard"><text:tab/>--description of the development of the ontology (prototypes)</text:p>
      <text:p text:style-name="Standard"/>
      <text:p text:style-name="Standard"/>
      <text:p text:style-name="Standard"/>
      <text:p text:style-name="P2"/>
      <text:p text:style-name="Standard">SOLVING METHODOLOGY and DEFINE A SOLUTION <text:s/></text:p>
      <text:p text:style-name="Standard"/>
      <text:p text:style-name="Standard">¿CODE PROCESS TO FINDE THE SOLUTIONS?</text:p>
      <text:p text:style-name="Standard"/>
      <text:p text:style-name="Standard">Whichever solution, it has to be classified in this way:</text:p>
      <text:list xml:id="list31446209" text:style-name="L2">
        <text:list-item>
          <text:p text:style-name="P4"><text:s/>Partially adequate: Only one or two criteria fail, but it could be acceptable depending on client</text:p>
          <text:list>
            <text:list-item>
              <text:list>
                <text:list-item>
                  <text:list>
                    <text:list-item>
                      <text:list>
                        <text:list-item>
                          <text:list>
                            <text:list-header>
                              <text:p text:style-name="P4">consideration (rent is a little bit more that the specification, public transportation is at mid distance, there are not green areas at near distance,...).</text:p>
                            </text:list-header>
                          </text:list>
                        </text:list-item>
                      </text:list>
                    </text:list-item>
                  </text:list>
                </text:list-item>
              </text:list>
            </text:list-item>
          </text:list>
          <text:p text:style-name="P4"/>
        </text:list-item>
        <text:list-item>
          <text:p text:style-name="P4">Adequate: All requirements are fulfilled by the other.</text:p>
          <text:p text:style-name="P4"/>
        </text:list-item>
        <text:list-item>
          <text:p text:style-name="P4">Very recommendable: All requirements are fulfilled and it has extra characteristics that make this offer better than the rest (lower rent, more rooms, more services near than the explicitly specified,...)</text:p>
          <text:p text:style-name="P4"/>
        </text:list-item>
      </text:list>
      <text:p text:style-name="Standard">So, we have to make a classification of what is better than the other.</text:p>
      <text:p text:style-name="Standard"/>
      <text:p text:style-name="Standard"/>
      <text:p text:style-name="P2">C3</text:p>
      <text:p text:style-name="Standard">CLIPS CODE </text:p>
      <text:p text:style-name="Standard"/>
      <text:p text:style-name="Standard">criteria for evaluation</text:p>
      <text:p text:style-name="Standard">-knowledge of the language</text:p>
      <text:p text:style-name="Standard"><text:tab/>--code use corrects deduction chains and declarative paradigms</text:p>
      <text:p text:style-name="Standard"/>
      <text:p text:style-name="Standard"/>
      <text:p text:style-name="Standard">TESTING &amp; RESULTS</text:p>
      <text:p text:style-name="Standard"/>
      <text:p text:style-name="Standard">CRITERIA:</text:p>
      <text:p text:style-name="Standard">-coverage of the problem</text:p>
      <text:p text:style-name="Standard"><text:tab/>--many fairly different test cases (&gt;6)</text:p>
      <text:p text:style-name="Standard"><text:tab/>--explanation on why that test cases are chosen</text:p>
      <text:p text:style-name="Standard">explanations of the results</text:p>
      <text:p text:style-name="Standard"><text:tab/>--the result are compared and relate with the input and the KBS</text:p>
      <text:p text:style-name="Standard"/>
      <text:p text:style-name="Standard">TEST CASES</text:p>
      <text:p text:style-name="Standard"/>
      <text:p text:style-name="Standard">the following test cases have been thought and run to test our KBS:</text:p>
      <text:p text:style-name="Standard"/>
      <text:p text:style-name="Standard">1-Emily Rose.</text:p>
      <text:p text:style-name="Standard">The first test case is about single girl looking for a flat.</text:p>
      <text:p text:style-name="Standard">Emily Rose is just arrived in the city, she is a student at UPC university and she prefer to live alone and don't share the house with anyone else.</text:p>
      <text:p text:style-name="Standard">Because she is a student, she doesn't have much money, so she can not spend more than 500 euros per month.</text:p>
      <text:p text:style-name="Standard">She is a simple girl, she likes watching movies in the weekend, and, a part of that, she doesn't have particular hobbies.</text:p>
      <text:p text:style-name="Standard">She is a bit lazy, she does not practice any sports and she doesn't like to spend time walking, so she prefer to live near a metro station, or a public transport in general.</text:p>
      <text:p text:style-name="Standard">She doesn't have a car and she is not pretending a house with specific characteristics and features, she just can not pay more than 500 euro as monthly rent.</text:p>
      <text:p text:style-name="Standard">The solution we expect is the house in Rome street, and we choose this test case to see which house is selected by the KBS between two similar and near houses.</text:p>
      <text:p text:style-name="Standard"/>
      <text:p text:style-name="Standard">As we can see from the output for the first case annexed, there is one solution which is very e</text:p>
      <text:p text:style-name="Standard">recommendable, the one in Rome street exactly.</text:p>
      <text:p text:style-name="Standard"/>
      <text:p text:style-name="Standard">So, the first test case presented the expected results. </text:p>
      <text:p text:style-name="Standard"/>
      <text:p text:style-name="Standard">2-Mr Smith and Ms Smith</text:p>
      <text:p text:style-name="Standard">This young couple has just decided to live together.</text:p>
      <text:p text:style-name="Standard">They are planning to became a family in a couple of year, but, due to their small income, they want to save as much money as they can. For this reason they want to pay no more than 1000 euro per month.</text:p>
      <text:p text:style-name="Standard">They own a small car which is used to go to work, so they don't need any kind of public transportation but they prefer to have a box for the car.</text:p>
      <text:p text:style-name="Standard">Because their work require them staying out from house most of the time, they do not need any kind of heating, and they prefer to have a supermarket near to house, in order to do not spend lot of time for <text:soft-page-break/>their weekly shop.</text:p>
      <text:p text:style-name="Standard">Their parents are old and they live in the downtown, so they are looking for a flat near to their relatives.</text:p>
      <text:p text:style-name="Standard">They seldom go out for having a dinner during the weekend.</text:p>
      <text:p text:style-name="Standard"/>
      <text:p text:style-name="Standard">The solution we expect is the house in Berlin street.</text:p>
      <text:p text:style-name="Standard"/>
      <text:p text:style-name="Standard">Because there is not hard constraint as in the first case ( Emily is studying to UPC), we have obtained different house with similar score, and the KBS present a list of partially adequate solution for this young couple.</text:p>
      <text:p text:style-name="Standard"/>
      <text:p text:style-name="Standard"/>
      <text:p text:style-name="Standard">3-Ms and Mr Doubtfire.</text:p>
      <text:p text:style-name="Standard">This old couple is moving from their old house because it is to big, and they are looking for a new smaller house.</text:p>
      <text:p text:style-name="Standard">Their initial budget is out of 1800 euro, but they are well disposed to pay bit more for a good house in a good block.</text:p>
      <text:p text:style-name="Standard">They are sure on some service that they want to have near:</text:p>
      <text:p text:style-name="Standard">-an hospital,</text:p>
      <text:p text:style-name="Standard">-a green area,</text:p>
      <text:p text:style-name="Standard">-a theater.</text:p>
      <text:p text:style-name="Standard">They also prefer to live in a quite and relaxed part of the city, without noises and bars.</text:p>
      <text:p text:style-name="Standard">They are always feeling cold, so they want heating in the house and they don't want to lose time and money buying new furniture.</text:p>
      <text:p text:style-name="Standard"/>
      <text:p text:style-name="Standard">We expected to have the house in Florida street as a solution.</text:p>
      <text:p text:style-name="Standard">The tests we run have always indicated the house in Florida Street as the best one, especially due to its neighbourhood to the hospital and the green area.</text:p>
      <text:p text:style-name="Standard"/>
      <text:p text:style-name="Standard"/>
      <text:p text:style-name="Standard">4-Ennis and Jack </text:p>
      <text:p text:style-name="Standard">This couple has just arrived from Wyoming.</text:p>
      <text:p text:style-name="Standard">They are looking for the posh and clubbing style of life, typical in nowherecity.</text:p>
      <text:p text:style-name="Standard">They think that with no more than 2000 euro for month they could find the right apartment near clubs and bars.</text:p>
      <text:p text:style-name="Standard">They also like swimming and walking around, for this reason they don't have a car and they would prefer having a good view on green areas from their house.</text:p>
      <text:p text:style-name="Standard"/>
      <text:p text:style-name="Standard">The solution we expect is the house located in mountain street.</text:p>
      <text:p text:style-name="Standard"/>
      <text:p text:style-name="Standard"/>
      <text:p text:style-name="Standard">5-Lionel Messi</text:p>
      <text:p text:style-name="Standard">the nowherecity futbol club has just hired a new soccer player.</text:p>
      <text:p text:style-name="Standard">Messi is looking for a house near the stadium, where he has to go everyday for the training.</text:p>
      <text:p text:style-name="Standard">Due to his stunning income, money are not a problem for him, and his budget for renting a house start from 2500.</text:p>
      <text:p text:style-name="Standard">He owns a big car and he can not separate from it, and because he is from a warmer country, he wants to have <text:s/>central heating in his house.</text:p>
      <text:p text:style-name="Standard"/>
      <text:p text:style-name="Standard">solution:manchester street</text:p>
      <text:p text:style-name="Standard"><text:soft-page-break/></text:p>
      <text:p text:style-name="Standard"/>
      <text:p text:style-name="Standard">6-Doctor Doolittle</text:p>
      <text:p text:style-name="Standard">Doctor Doolittle is a vet that is divorcing from his wife, and he is looking for a new place to stay.</text:p>
      <text:p text:style-name="Standard">He can afford an expensive flat, paying around 1800 euro for month, but he prefer to live in a big flat or a duplex.</text:p>
      <text:p text:style-name="Standard">He works at the city zoo, and he doesn't have a car. For this reason he goes to work by walk.</text:p>
      <text:p text:style-name="Standard">His passion is the theater, to which he goes every week.end.</text:p>
      <text:p text:style-name="Standard"/>
      <text:p text:style-name="Standard">solution:capetown street</text:p>
      <text:p text:style-name="Standard"/>
      <text:p text:style-name="P2"/>
      <text:p text:style-name="Standard">C4</text:p>
      <text:p text:style-name="Standard">CONCLUSION</text:p>
      <text:p text:style-name="Standard"/>
      <text:p text:style-name="Standard">CRITERIA FOR EVALUATION</text:p>
      <text:p text:style-name="Standard">coverage of the problem</text:p>
      <text:p text:style-name="Standard"><text:tab/>--quantity of exceptions which are correctly handled</text:p>
      <text:p text:style-name="Standard">general quality of the solution</text:p>
      <text:p text:style-name="Standard"><text:tab/>--following characteristics will be graduated:</text:p>
      <text:p text:style-name="Standard"><text:tab/><text:tab/>---spelling and grammar </text:p>
      <text:p text:style-name="Standard"><text:tab/><text:tab/>---organization and clarity </text:p>
      <text:p text:style-name="Standard"><text:tab/><text:tab/>---graphs and i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t </meta:initial-creator>
    <meta:creation-date>2009-11-30T17:21:36.42</meta:creation-date>
    <dc:date>2010-01-02T13:18:21.31</dc:date>
    <dc:creator>grt </dc:creator>
    <meta:editing-duration>PT23H37M21S</meta:editing-duration>
    <meta:editing-cycles>48</meta:editing-cycles>
    <meta:generator>OpenOffice.org/3.1$Win32 OpenOffice.org_project/310m19$Build-9420</meta:generator>
    <meta:document-statistic meta:table-count="0" meta:image-count="0" meta:object-count="0" meta:page-count="10" meta:paragraph-count="150" meta:word-count="2028" meta:character-count="11328"/>
  </office:meta>
</office:document-meta>
</file>